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e3e7" officeooo:paragraph-rsid="0012e3e7"/>
    </style:style>
    <style:style style:name="P2" style:family="paragraph" style:parent-style-name="Standard">
      <style:text-properties officeooo:rsid="0014953e" officeooo:paragraph-rsid="0014953e"/>
    </style:style>
    <style:style style:name="P3" style:family="paragraph" style:parent-style-name="Standard">
      <style:text-properties officeooo:rsid="001541af" officeooo:paragraph-rsid="001541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seudo Code for Trivia game</text:p>
      <text:p text:style-name="P1"/>
      <text:p text:style-name="P2">Created variables for the trivia questions </text:p>
      <text:p text:style-name="P2"/>
      <text:p text:style-name="P3">then set up variables for the answers </text:p>
      <text:p text:style-name="P3"/>
      <text:p text:style-name="P3">created buttons for multiple choice and the Questions answers </text:p>
      <text:p text:style-name="P3"/>
      <text:p text:style-name="P3">then created function to apply to the answers so it knows if they got the answer correct/incorrect</text:p>
      <text:p text:style-name="P3"/>
      <text:p text:style-name="P3">made a total of 8 questions with each 4 possible answers for each question </text:p>
      <text:p text:style-name="P3"/>
      <text:p text:style-name="P3">Created a timer giving 30 seconds for each question to answer</text:p>
      <text:p text:style-name="P3"/>
      <text:p text:style-name="P3">then added a reset for when the trivia is over </text:p>
      <text:p text:style-name="P3"/>
      <text:p text:style-name="P3">then did my style.css for the background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22:48:18.599000000</meta:creation-date>
    <dc:date>2018-09-15T23:18:41.386000000</dc:date>
    <meta:editing-duration>PT9M19S</meta:editing-duration>
    <meta:editing-cycles>1</meta:editing-cycles>
    <meta:document-statistic meta:table-count="0" meta:image-count="0" meta:object-count="0" meta:page-count="1" meta:paragraph-count="9" meta:word-count="86" meta:character-count="493" meta:non-whitespace-character-count="409"/>
    <meta:generator>LibreOffice/6.0.5.2$Windows_X86_64 LibreOffice_project/54c8cbb85f300ac59db32fe8a675ff7683cd5a16</meta:generator>
  </office:meta>
</office:document-meta>
</file>